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 2-02:</text:span></text:p>
      <text:p text:style-name="P1"><text:span text:style-name="T1">ROLL NO:241801278</text:span></text:p>
      <text:p text:style-name="P1"><text:span text:style-name="T1">NAME:Sudiksha S</text:span></text:p>
      <text:p text:style-name="P1"><text:span text:style-name="T1">Q1) Goki recently had a breakup,so he wants to have some more friends in his life.Goki has N people who he can be friends with,so he decides to choose among them according to their skills set Yi(1&lt;=i&lt;=n).He wants atleast X skills in his friends.</text:span></text:p>
      <text:p text:style-name="P1"><text:span text:style-name="T1">INPUT FORMAT:</text:span></text:p>
      <text:p text:style-name="P1"><text:span text:style-name="T1">First line contains a single integer X-denoting the minimum skill required to be Goki's friend.Next line contains one integer Y-denoting the skill of the person.</text:span></text:p>
      <text:p text:style-name="P1"><text:span text:style-name="T1">OUTPUT FORMAT:</text:span></text:p>
      <text:p text:style-name="P1"><text:span text:style-name="T1">Print if he can be friend with Goki.'YES'(without quotes) if he can be friends with Goki else 'NO'(without quotes).</text:span></text:p>
      <text:p text:style-name="P1"><text:span text:style-name="T1">SAMPLE INPUT 1</text:span></text:p>
      <text:p text:style-name="P1"><text:span text:style-name="T1">100</text:span></text:p>
      <text:p text:style-name="P1"><text:span text:style-name="T1">110</text:span></text:p>
      <text:p text:style-name="P1"><text:span text:style-name="T1">SAMPLE OUTPUT 1</text:span></text:p>
      <text:p text:style-name="P1"><text:span text:style-name="T1">YES</text:span></text:p>
      <text:p text:style-name="P2"><draw:frame text:anchor-type="as-char" svg:width="152.40mm" svg:height="85.73mm" style:rel-width="scale" style:rel-height="scale"><draw:object-ole xlink:href="OleObj1"/><draw:image xlink:href="ObjectReplacements/OleObj1"/></draw:frame><text:span text:style-name="T2"/></text:p>
      <text:p text:style-name="P2"><draw:frame text:anchor-type="as-char" svg:width="152.40mm" svg:height="85.73mm" style:rel-width="scale" style:rel-height="scale"><draw:object-ole xlink:href="OleObj2"/><draw:image xlink:href="ObjectReplacements/OleObj2"/></draw:frame><text:span text:style-name="T2"/></text:p>
      <text:p text:style-name="P2"><text:span text:style-name="T3">Q2) Before the outbreak of corona virus to the world,a meeting happened in a room in Wuhan.A person who attended that meeting had COVID-19 and no one in the room knew about it! So, everyone started shaking hands with everyone else in the room as a gesture of respect and after meeting unfortunately everyone got infected!Given the fact that any two persons shake hand exactly once,can you tell the total count of handshakes happened in that meeting?</text:span></text:p>
      <text:p text:style-name="P2"><text:span text:style-name="T3">INPUT FORMAT:</text:span></text:p>
      <text:p text:style-name="P2"><text:span text:style-name="T3">Read an integer N,the total number of people attended that meeting.</text:span></text:p>
      <text:p text:style-name="P2"><text:span text:style-name="T3">OUTPUT FORMAT:</text:span></text:p>
      <text:p text:style-name="P2"><text:span text:style-name="T3">Print the number of handshakes.</text:span></text:p>
      <text:p text:style-name="P2"><text:span text:style-name="T3">SAMPLE INPUT 1</text:span></text:p>
      <text:p text:style-name="P2"><text:span text:style-name="T3">1</text:span></text:p>
      <text:p text:style-name="P2"><text:span text:style-name="T3">SAMPLE OUTPUT</text:span></text:p>
      <text:p text:style-name="P2"><text:span text:style-name="T3">0</text:span></text:p>
      <text:p text:style-name="P2"><text:span text:style-name="T3">ROLL NO:241801278</text:span></text:p>
      <text:p text:style-name="P2"><text:span text:style-name="T3">NAME:Sudiksha S</text:span></text:p>
      <text:p text:style-name="P2"><draw:frame text:anchor-type="as-char" svg:width="152.40mm" svg:height="85.73mm" style:rel-width="scale" style:rel-height="scale"><draw:object-ole xlink:href="OleObj3"/><draw:image xlink:href="ObjectReplacements/OleObj3"/></draw:frame><text:span text:style-name="T4"/></text:p>
      <text:p text:style-name="P2"><text:span text:style-name="T5">Q3) In our school days, all of us have enjoyed the Games period.Raghav loves to play cricket and is captain of his team.He always wanted to win all cricket matches.But only one last Games period is left in school now.After that he will pass out from school.So, this match is very important to him.He does not want to lose it.So he has done a lot of planning to make sure his teams win.He is worried about only one opponent-Jatin,who is very good batsman.Raghav has figured out 3 types of bowling techniques,that could be most beneficial for dismissing Jatin.He has given points to each of the 3 techniques.You need to tell him which is the maximum point value,so that Raghav can select best technique.3 numbers are given in input.Output the maximum of these numbers.</text:span></text:p>
      <text:p text:style-name="P2"><text:span text:style-name="T5">INPUT FORMAT:</text:span></text:p>
      <text:p text:style-name="P2"><text:span text:style-name="T5">Three spaces separated by space.</text:span></text:p>
      <text:p text:style-name="P2"><text:span text:style-name="T5">OUTPUT FORMAT:</text:span></text:p>
      <text:p text:style-name="P2"><text:span text:style-name="T5">Maximum integer value.</text:span></text:p>
      <text:p text:style-name="P2"><text:span text:style-name="T5">SAMPLE INPUT</text:span></text:p>
      <text:p text:style-name="P2"><text:span text:style-name="T5">8 6 1</text:span></text:p>
      <text:p text:style-name="P2"><text:span text:style-name="T5">SAMPLE OUTPUT</text:span></text:p>
      <text:p text:style-name="P2"><text:span text:style-name="T5">8</text:span></text:p>
      <text:p text:style-name="P2"><text:span text:style-name="T5">ROLL NO:241801278</text:span></text:p>
      <text:p text:style-name="P2"><text:span text:style-name="T5">NAME: Sudiksha S </text:span></text:p>
      <text:p text:style-name="P2"><draw:frame text:anchor-type="as-char" svg:width="152.40mm" svg:height="85.73mm" style:rel-width="scale" style:rel-height="scale"><draw:object-ole xlink:href="OleObj4"/><draw:image xlink:href="ObjectReplacements/OleObj4"/></draw:frame><text:span text:style-name="T6"/></text:p>
      <text:p text:style-name="P2"><text:span text:style-name="T6"/></text:p>
      <text:p text:style-name="P2"><text:span text:style-name="T6"/></text:p>
      <text:p text:style-name="P2"><text:span text:style-name="T7"><text:s/></text:span></text:p>
      <text:p text:style-name="P2"><text:span text:style-name="T8"/></text:p>
      <text:p text:style-name="P3"><text:span text:style-name="T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